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3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4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5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7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</style:style>
    <style:style style:name="P9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ru" fo:country="RU" officeooo:rsid="00055118" style:font-size-asian="14pt" style:font-size-complex="14pt"/>
    </style:style>
    <style:style style:name="T6" style:family="text">
      <style:text-properties fo:font-size="14pt" fo:language="ru" fo:country="RU" officeooo:rsid="00070375" style:font-size-asian="14pt" style:font-size-complex="14pt"/>
    </style:style>
    <style:style style:name="T7" style:family="text">
      <style:text-properties fo:font-size="14pt" fo:language="ru" fo:country="RU" officeooo:rsid="0008b041" style:font-size-asian="14pt" style:font-size-complex="14pt"/>
    </style:style>
    <style:style style:name="T8" style:family="text">
      <style:text-properties fo:font-size="14pt" fo:language="ru" fo:country="RU" officeooo:rsid="000a54b3" style:font-size-asian="14pt" style:font-size-complex="14pt"/>
    </style:style>
    <style:style style:name="T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9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9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9">№ </text:span><text:span text:style-name="T9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9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9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9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10">2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11">КР-АПИ(Ф)НГТУ-210200.65-(АВР09-1)-08-13</text:span></text:p>
          </draw:text-box>
        </draw:frame>
      </draw:g>
      <text:p text:style-name="P1"/>
      <text:p text:style-name="P3"><text:tab/>3 Анализ схемы электрической принципиальной</text:p>
      <text:p text:style-name="P9"><text:span text:style-name="T2"><text:tab/>3.1 Принцип работы схемы </text:span><text:span text:style-name="T1">электрической принципиальной</text:span></text:p>
      <text:p text:style-name="P6"><text:span text:style-name="T2">При подаче входного сигнала на базу транзистора </text:span><text:span text:style-name="T3">VT1</text:span><text:span text:style-name="T2"> происходит </text:span><text:span text:style-name="T5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5">и</text:span><text:span text:style-name="T2"> запуску генератора низкой частоты (1200Гц), который выполнен на элементах </text:span><text:span text:style-name="T3">DD1.1 </text:span><text:span text:style-name="T5">и </text:span><text:span text:style-name="T3">DD1.2. </text:span><text:span text:style-name="T5">Кроме того, в цепь коллектора включен резистор </text:span><text:span text:style-name="T3">R</text:span><text:span text:style-name="T4">3</text:span><text:span text:style-name="T5">, </text:span><text:span text:style-name="T6">в цепь </text:span><text:span text:style-name="T5">котор</text:span><text:span text:style-name="T6">ого может быть подключен внешний светодиод (через вывод МСБ)</text:span><text:span text:style-name="T5">, для обеспечения свето</text:span><text:span text:style-name="T6">вой</text:span><text:span text:style-name="T5"> индикации.</text:span><text:span text:style-name="T3"> </text:span><text:span text:style-name="T5">Сгенерированный НЧ сигнал поступает на элементы </text:span><text:span text:style-name="T3">DD1.3 </text:span><text:span text:style-name="T5">и </text:span><text:span text:style-name="T3">DD1.4, </text:span><text:span text:style-name="T5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динамическая головка).</text:span></text:p>
      <text:p text:style-name="P7"><text:span text:style-name="T5"><text:tab/></text:span><text:span text:style-name="T7">3.2 Расчет схемы электрической принципиальной</text:span></text:p>
      <text:p text:style-name="P8"><text:span text:style-name="T8">Рассчитаем рассеиваемые мощности на резисторах:</text:span></text:p>
      <text:p text:style-name="P4"><draw:frame draw:style-name="fr1" draw:name="Объект1" text:anchor-type="as-char" svg:y="-3.157cm" svg:width="8.049cm" svg:height="6.22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>Полная рассеиваемая мощность схемы:</text:p>
      <text:p text:style-name="P2"><draw:frame draw:style-name="fr1" draw:name="Объект2" text:anchor-type="as-char" svg:y="-0.377cm" svg:width="12.442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8T21:09:10.068000000</dc:date>
    <meta:editing-duration>PT2H39M6S</meta:editing-duration>
    <meta:editing-cycles>13</meta:editing-cycles>
    <meta:generator>LibreOffice/4.1.3.2$Windows_x86 LibreOffice_project/70feb7d99726f064edab4605a8ab840c50ec57a</meta:generator>
    <meta:document-statistic meta:table-count="0" meta:image-count="0" meta:object-count="2" meta:page-count="1" meta:paragraph-count="8" meta:word-count="118" meta:character-count="893" meta:non-whitespace-character-count="777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i mathvariant="italic">R1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23</mn>
              </mrow>
              <mrow>
                <mi mathvariant="italic">Вт</mi>
                <mo stretchy="false">=</mo>
                <mn>2,3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2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6</mn>
              </mrow>
              <mrow>
                <mi mathvariant="italic">Вт</mi>
                <mo stretchy="false">=</mo>
                <mn>0,6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5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27</mn>
              </mrow>
              <mrow>
                <mi mathvariant="italic">Вт</mi>
                <mo stretchy="false">=</mo>
                <mn>27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4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19</mn>
              </mrow>
              <mrow>
                <mi mathvariant="italic">Вт</mi>
                <mo stretchy="false">=</mo>
                <mn>0,019</mn>
              </mrow>
              <mi mathvariant="italic">мВт</mi>
            </mrow>
          </mtd>
        </mtr>
        <mtr>
          <mtd>
            <mrow>
              <mrow>
                <msub>
                  <mi>P</mi>
                  <mi mathvariant="italic">R5</mi>
                </msub>
                <mo stretchy="false">=</mo>
                <mrow>
                  <mrow>
                    <mrow>
                      <mn>3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6</mn>
              </mrow>
              <mrow>
                <mi mathvariant="italic">Вт</mi>
                <mo stretchy="false">=</mo>
                <mn>60</mn>
              </mrow>
              <mi mathvariant="italic">мВт</mi>
            </mrow>
          </mtd>
        </mtr>
      </mtable>
    </mrow>
    <annotation encoding="StarMath 5.0">stack {
 P_R = U cdot I = I^2 cdot R = U^2 over R
#P_R1 = {(3 В)^2} over {3,9 cdot 10^3 Ом} = 0,0023   Вт = 2,3 мВт
#P_R2 = {(3 В)^2} over {15 cdot 10^3 Ом}  = 0,0006   Вт = 0,6 мВт
#P_R5 = {(3 В)^2} over {330 Ом}           = 0,027    Вт = 27 мВт
#P_R4 = {(3 В)^2} over {470 cdot 10^3 Ом} = 0,000019 Вт = 0,019 мВт
#P_R5 = {3 В} cdot 20 cdot 10^-3 А        = 0,06     Вт = 60 мВт
}</annotation>
  </semantics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2,3</mn>
      </mrow>
      <mrow>
        <mi mathvariant="italic">мВт</mi>
        <mo stretchy="false">+</mo>
        <mn>0,6</mn>
      </mrow>
      <mrow>
        <mi mathvariant="italic">мВт</mi>
        <mo stretchy="false">+</mo>
        <mn>27</mn>
      </mrow>
      <mrow>
        <mi mathvariant="italic">мВт</mi>
        <mo stretchy="false">+</mo>
        <mn>0,019</mn>
      </mrow>
      <mrow>
        <mi mathvariant="italic">мВт</mi>
        <mo stretchy="false">+</mo>
        <mn>60</mn>
      </mrow>
      <mrow>
        <mi mathvariant="italic">мВт</mi>
        <mo stretchy="false">=</mo>
        <mn>90</mn>
      </mrow>
      <mi mathvariant="italic">мВт</mi>
    </mrow>
    <annotation encoding="StarMath 5.0">P_%SIGMA = %SIGMA P_i = 2,3 мВт + 0,6 мВт + 27 мВт + 0,019 мВт + 60 мВт = 90 мВт</annotation>
  </semantics>
</math>
</file>